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шенталинский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6376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с.Артюшкино</text:p>
          </table:table-cell>
          <table:table-cell office:value-type="string" table:style-name="ce7">
            <text:p>ул. Берез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с.Артюшкино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с.Артюшкин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п. Большая Тархановка</text:p>
          </table:table-cell>
          <table:table-cell office:value-type="string" table:style-name="ce7">
            <text:p>ул. Лу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п. Большая Тархановка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Железнодоро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Завод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ж/д рзд. Кондурч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д. Костюнькино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д. Костюнькино</text:p>
          </table:table-cell>
          <table:table-cell office:value-type="string" table:style-name="ce7">
            <text:p>ул. Наго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д. Костюнькино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д. Костюнь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д. Костюнькин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Артюшкино</text:p>
          </table:table-cell>
          <table:table-cell office:value-type="string" table:style-name="ce6">
            <text:p>х. Рыжевой</text:p>
          </table:table-cell>
          <table:table-cell office:value-type="string" table:style-name="ce7">
            <text:p>ул. Лесхоз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Новое Суркино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Новое Суркино</text:p>
          </table:table-cell>
          <table:table-cell office:value-type="string" table:style-name="ce7">
            <text:p>ул. Лу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Новое Суркино</text:p>
          </table:table-cell>
          <table:table-cell office:value-type="string" table:style-name="ce7">
            <text:p>ул. Наго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Новое Сур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енькино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енькин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ень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магино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магино</text:p>
          </table:table-cell>
          <table:table-cell office:value-type="string" table:style-name="ce7">
            <text:p>ул. Никол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магин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тарое Суркин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тарое Сур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с. Старое Суркин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п. Суруша</text:p>
          </table:table-cell>
          <table:table-cell table:style-name="ce7"/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Аделаидовка</text:p>
          </table:table-cell>
          <table:table-cell office:value-type="string" table:style-name="ce11">
            <text:p>ул. Аделаид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Васильевка</text:p>
          </table:table-cell>
          <table:table-cell office:value-type="string" table:style-name="ce7">
            <text:p>ул. Заовра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Васильевка</text:p>
          </table:table-cell>
          <table:table-cell office:value-type="string" table:style-name="ce7">
            <text:p>ул. Канаш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Вязовка</text:p>
          </table:table-cell>
          <table:table-cell office:value-type="string" table:style-name="ce7">
            <text:p>ул. Лу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Вязовка</text:p>
          </table:table-cell>
          <table:table-cell office:value-type="string" table:style-name="ce7">
            <text:p>ул. Моск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д. Новое Поле</text:p>
          </table:table-cell>
          <table:table-cell office:value-type="string" table:style-name="ce7">
            <text:p>ул. Новопол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ж/д ст. Шелашниково</text:p>
          </table:table-cell>
          <table:table-cell office:value-type="string" table:style-name="ce7">
            <text:p>ул. Ниж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ж/д ст. Шелашниково</text:p>
          </table:table-cell>
          <table:table-cell office:value-type="string" table:style-name="ce7">
            <text:p>ул. Переезд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ж/д ст. Шелашниково</text:p>
          </table:table-cell>
          <table:table-cell office:value-type="string" table:style-name="ce7">
            <text:p>ул. Привокз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ж/д ст. Шелашниково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Васильевка<text:s/></text:p>
          </table:table-cell>
          <table:table-cell office:value-type="string" table:style-name="ce6">
            <text:p>ж/д ст. Шелашников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ж/д рзд. Баландаево</text:p>
          </table:table-cell>
          <table:table-cell table:style-name="ce7"/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Большая Каз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Кир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Куйбыш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Каз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Баума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6">
            <text:p>Шенталинский</text:p>
          </table:table-cell>
          <table:table-cell office:value-type="string" table:style-name="ce10">
            <text:p>СП <text:s/>Денискино<text:s/></text:p>
          </table:table-cell>
          <table:table-cell office:value-type="string" table:style-name="ce10">
            <text:p>с. Денискино</text:p>
          </table:table-cell>
          <table:table-cell office:value-type="string" table:style-name="ce7">
            <text:p>ул. Хаким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6">
            <text:p>ж/д рзд. Денискино</text:p>
          </table:table-cell>
          <table:table-cell office:value-type="string" table:style-name="ce7">
            <text:p>ул. Вокз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6">
            <text:p>ж/д рзд. Денискино</text:p>
          </table:table-cell>
          <table:table-cell office:value-type="string" table:style-name="ce7">
            <text:p>ул. Заготско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6">
            <text:p>ж/д рзд. Денискино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6">
            <text:p>ж/д рзд. Денискино</text:p>
          </table:table-cell>
          <table:table-cell office:value-type="string" table:style-name="ce7">
            <text:p>ул. Техниче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6">
            <text:p>ж/д рзд. Денискино</text:p>
          </table:table-cell>
          <table:table-cell office:value-type="string" table:style-name="ce7">
            <text:p>ул. Шанх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Пионе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Управленче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Каменк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д. Карабикулово</text:p>
          </table:table-cell>
          <table:table-cell office:value-type="string" table:style-name="ce7">
            <text:p>ул. Ниж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д. Карабикулов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Новый Кувак</text:p>
          </table:table-cell>
          <table:table-cell office:value-type="string" table:style-name="ce7">
            <text:p>ул. Берез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Новый Кувак</text:p>
          </table:table-cell>
          <table:table-cell office:value-type="string" table:style-name="ce7">
            <text:p>ул. Журавл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Новый Кувак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Новый Кувак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п. Светлый Ключ</text:p>
          </table:table-cell>
          <table:table-cell table:style-name="ce7"/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Татарское Абдикеево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с. Татарское Абдикеев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менка<text:s/></text:p>
          </table:table-cell>
          <table:table-cell office:value-type="string" table:style-name="ce7">
            <text:p>п. Черемшанка</text:p>
          </table:table-cell>
          <table:table-cell office:value-type="string" table:style-name="ce7">
            <text:p>ул. Черемш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с. Емелькино</text:p>
          </table:table-cell>
          <table:table-cell office:value-type="string" table:style-name="ce7">
            <text:p>ул. Дуб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с. Емелькино</text:p>
          </table:table-cell>
          <table:table-cell office:value-type="string" table:style-name="ce7">
            <text:p>ул. Таяби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с. Емель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Васильевка</text:p>
          </table:table-cell>
          <table:table-cell office:value-type="string" table:style-name="ce7">
            <text:p>ул. Заовра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Васильевка</text:p>
          </table:table-cell>
          <table:table-cell office:value-type="string" table:style-name="ce7">
            <text:p>ул. Канаш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Больни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Доро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Заовра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Мир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Ново-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Солн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Теа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Физкульту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Романовк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Светлая Поляна</text:p>
          </table:table-cell>
          <table:table-cell office:value-type="string" table:style-name="ce7">
            <text:p>ул. Поля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п. Чухаевка</text:p>
          </table:table-cell>
          <table:table-cell office:value-type="string" table:style-name="ce7">
            <text:p>ул. Чухае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Канаш</text:p>
          </table:table-cell>
          <table:table-cell office:value-type="string" table:style-name="ce6">
            <text:p>д. Ивановка</text:p>
          </table:table-cell>
          <table:table-cell office:value-type="string" table:style-name="ce7">
            <text:p>ул. Иван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Болот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Салей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Болот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Ниж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Тата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7" table:style-name="ce6">
            <text:p>10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с. Тимяшево</text:p>
          </table:table-cell>
          <table:table-cell office:value-type="string" table:style-name="ce7">
            <text:p>ул. Хуто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п. Ясная Полян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Подлесная Андреевка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Подлесная Андрее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3" table:style-name="ce6">
            <text:p>11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5" table:style-name="ce6">
            <text:p>11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Черемш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алейкино</text:p>
          </table:table-cell>
          <table:table-cell office:value-type="string" table:style-name="ce6">
            <text:p>д. Старое Афонькино</text:p>
          </table:table-cell>
          <table:table-cell office:value-type="string" table:style-name="ce7">
            <text:p>ул. Аврор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пер.Лесн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Мир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Наго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Баган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алиновка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7" table:style-name="ce6">
            <text:p>12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алино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Бочкар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1" table:style-name="ce6">
            <text:p>13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Октябр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3" table:style-name="ce6">
            <text:p>13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Ташке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5" table:style-name="ce6">
            <text:p>13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Крепость-Кондурча</text:p>
          </table:table-cell>
          <table:table-cell office:value-type="string" table:style-name="ce7">
            <text:p>ул. Чапае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ул. Аэродром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7" table:style-name="ce6">
            <text:p>13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ул. Гурьян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9" table:style-name="ce6">
            <text:p>13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1" table:style-name="ce6">
            <text:p>14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пер. Школь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с. Старая Шентала</text:p>
          </table:table-cell>
          <table:table-cell office:value-type="string" table:style-name="ce7">
            <text:p>тер. СПК Маяк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3" table:style-name="ce6">
            <text:p>14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Кузьминовка</text:p>
          </table:table-cell>
          <table:table-cell office:value-type="string" table:style-name="ce7">
            <text:p>ул. Да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Кузьминовк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Родина</text:p>
          </table:table-cell>
          <table:table-cell office:value-type="string" table:style-name="ce7">
            <text:p>ул. Роди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Фадеевка</text:p>
          </table:table-cell>
          <table:table-cell office:value-type="string" table:style-name="ce7">
            <text:p>ул. Фадее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7" table:style-name="ce6">
            <text:p>14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Верхняя Хмелевка</text:p>
          </table:table-cell>
          <table:table-cell office:value-type="string" table:style-name="ce7">
            <text:p>ул. Верх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Чёрная Речка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9" table:style-name="ce6">
            <text:p>14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п. Чёрная Речк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д. Волчья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1" table:style-name="ce6">
            <text:p>15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д. Новая Шентал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Старая Шентала</text:p>
          </table:table-cell>
          <table:table-cell office:value-type="string" table:style-name="ce6">
            <text:p>д. Новая Шентал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Бере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5" table:style-name="ce6">
            <text:p>15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Никол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7" table:style-name="ce6">
            <text:p>15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Аксаков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Кузнец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1" table:style-name="ce6">
            <text:p>16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Никол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3" table:style-name="ce6">
            <text:p>16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4" table:style-name="ce6">
            <text:p>16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Родник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5" table:style-name="ce6">
            <text:p>16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с. Туарм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6" table:style-name="ce6">
            <text:p>16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д. Баландаево</text:p>
          </table:table-cell>
          <table:table-cell office:value-type="string" table:style-name="ce7">
            <text:p>ул. Бере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7" table:style-name="ce6">
            <text:p>16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д. Баландаево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8" table:style-name="ce6">
            <text:p>16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д. Баландаев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69" table:style-name="ce6">
            <text:p>16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д. Баландаево</text:p>
          </table:table-cell>
          <table:table-cell office:value-type="string" table:style-name="ce7">
            <text:p>ул. Октябр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0" table:style-name="ce6">
            <text:p>17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д. Баландаево</text:p>
          </table:table-cell>
          <table:table-cell office:value-type="string" table:style-name="ce7">
            <text:p>ул. Пушк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1" table:style-name="ce6">
            <text:p>17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Нагорный</text:p>
          </table:table-cell>
          <table:table-cell office:value-type="string" table:style-name="ce7">
            <text:p>ул. К.Маркс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2" table:style-name="ce6">
            <text:p>17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Нижняя Туарма</text:p>
          </table:table-cell>
          <table:table-cell office:value-type="string" table:style-name="ce7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3" table:style-name="ce6">
            <text:p>17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Нижняя Туарма</text:p>
          </table:table-cell>
          <table:table-cell office:value-type="string" table:style-name="ce7">
            <text:p>ул. Никол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4" table:style-name="ce6">
            <text:p>17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Нижняя Туарм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5" table:style-name="ce6">
            <text:p>17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Толчеречье</text:p>
          </table:table-cell>
          <table:table-cell office:value-type="string" table:style-name="ce7">
            <text:p>ул. Берег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6" table:style-name="ce6">
            <text:p>17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Толчеречье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7" table:style-name="ce6">
            <text:p>17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Толчеречье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8" table:style-name="ce6">
            <text:p>17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Толчеречье</text:p>
          </table:table-cell>
          <table:table-cell office:value-type="string" table:style-name="ce7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79" table:style-name="ce6">
            <text:p>17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Туарма<text:s/></text:p>
          </table:table-cell>
          <table:table-cell office:value-type="string" table:style-name="ce6">
            <text:p>п. Толчеречье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0" table:style-name="ce6">
            <text:p>18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1" table:style-name="ce6">
            <text:p>18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Мичу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2" table:style-name="ce6">
            <text:p>18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3" table:style-name="ce6">
            <text:p>18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4" table:style-name="ce6">
            <text:p>18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5" table:style-name="ce6">
            <text:p>18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с. Четырла</text:p>
          </table:table-cell>
          <table:table-cell office:value-type="string" table:style-name="ce7">
            <text:p>ул. Чап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6" table:style-name="ce6">
            <text:p>18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п. Киргизовский</text:p>
          </table:table-cell>
          <table:table-cell office:value-type="string" table:style-name="ce7">
            <text:p>ул. Черемш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7" table:style-name="ce6">
            <text:p>18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п. Красный Яр</text:p>
          </table:table-cell>
          <table:table-cell office:value-type="string" table:style-name="ce7">
            <text:p>ул. Родник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8" table:style-name="ce6">
            <text:p>18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д. Алтунино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89" table:style-name="ce6">
            <text:p>18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д. Алтунино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0" table:style-name="ce6">
            <text:p>19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д. Семеново-Шарла</text:p>
          </table:table-cell>
          <table:table-cell office:value-type="string" table:style-name="ce7">
            <text:p>ул. Григорь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1" table:style-name="ce6">
            <text:p>19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Четырла<text:s/></text:p>
          </table:table-cell>
          <table:table-cell office:value-type="string" table:style-name="ce6">
            <text:p>д. Семеново-Шарл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2" table:style-name="ce6">
            <text:p>19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А.Зиганш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3" table:style-name="ce6">
            <text:p>19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Больни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4" table:style-name="ce6">
            <text:p>19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Вокз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5" table:style-name="ce6">
            <text:p>19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6" table:style-name="ce6">
            <text:p>19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Гончар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7" table:style-name="ce6">
            <text:p>19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Гурьян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8" table:style-name="ce6">
            <text:p>19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Да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9" table:style-name="ce6">
            <text:p>19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Журавл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0" table:style-name="ce6">
            <text:p>20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Завод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1" table:style-name="ce6">
            <text:p>20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.Маркс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2" table:style-name="ce6">
            <text:p>20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Казарма 1130 км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3" table:style-name="ce6">
            <text:p>20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4" table:style-name="ce6">
            <text:p>20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анаш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5" table:style-name="ce6">
            <text:p>20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арьер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6" table:style-name="ce6">
            <text:p>20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ир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7" table:style-name="ce6">
            <text:p>20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ирпи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8" table:style-name="ce6">
            <text:p>20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омсомол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9" table:style-name="ce6">
            <text:p>20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руп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0" table:style-name="ce6">
            <text:p>21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Куйбыш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1" table:style-name="ce6">
            <text:p>21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Л.Толст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2" table:style-name="ce6">
            <text:p>21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3" table:style-name="ce6">
            <text:p>21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4" table:style-name="ce6">
            <text:p>21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М.Горьк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5" table:style-name="ce6">
            <text:p>21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Мичу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6" table:style-name="ce6">
            <text:p>21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Некрас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7" table:style-name="ce6">
            <text:p>21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Октябр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8" table:style-name="ce6">
            <text:p>21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пер. Парков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9" table:style-name="ce6">
            <text:p>21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ервомай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ионе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1" table:style-name="ce6">
            <text:p>22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ищепром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2" table:style-name="ce6">
            <text:p>22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обед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3" table:style-name="ce6">
            <text:p>22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оп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4" table:style-name="ce6">
            <text:p>22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ромышлен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5" table:style-name="ce6">
            <text:p>22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угач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6" table:style-name="ce6">
            <text:p>22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Пушк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7" table:style-name="ce6">
            <text:p>22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Рабоч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8" table:style-name="ce6">
            <text:p>22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.Петр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9" table:style-name="ce6">
            <text:p>22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0" table:style-name="ce6">
            <text:p>23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вердл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1" table:style-name="ce6">
            <text:p>23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2" table:style-name="ce6">
            <text:p>232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ос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3" table:style-name="ce6">
            <text:p>233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Спор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4" table:style-name="ce6">
            <text:p>234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Фрунзе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5" table:style-name="ce6">
            <text:p>235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Хлеб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6" table:style-name="ce6">
            <text:p>236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7" table:style-name="ce6">
            <text:p>237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Чап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8" table:style-name="ce6">
            <text:p>238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Чех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39" table:style-name="ce6">
            <text:p>239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Чкало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40" table:style-name="ce6">
            <text:p>240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ж/д ст. Шентала<text:s/></text:p>
          </table:table-cell>
          <table:table-cell office:value-type="string" table:style-name="ce7">
            <text:p>ул. Шевченк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41" table:style-name="ce6">
            <text:p>241</text:p>
          </table:table-cell>
          <table:table-cell office:value-type="string" table:style-name="ce6">
            <text:p>Шенталинский</text:p>
          </table:table-cell>
          <table:table-cell office:value-type="string" table:style-name="ce6">
            <text:p>СП Шентала<text:s/></text:p>
          </table:table-cell>
          <table:table-cell office:value-type="string" table:style-name="ce6">
            <text:p>п. Северный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number-rows-repeated="10483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8T12:54:35Z</dc:date>
    <meta:print-date>2019-09-03T05:33:55Z</meta:print-date>
    <meta:editing-cycles>7</meta:editing-cycles>
    <meta:editing-duration>PT14029S</meta:editing-duration>
  </office:meta>
</office:document-meta>
</file>